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6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7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8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9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0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36.00pt" fo:font-weight="normal" fo:font-family="Cambria" style:font-family-asian="Cambria" style:font-family-complex="Cambria" fo:background-color="transparent" fo:color="#17365d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94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9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4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6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7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8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4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7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7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8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8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8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0.00pt" fo:text-indent="35.45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41.60pt" fo:text-indent="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center" fo:margin-left="0.00pt" fo:text-indent="33.1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-21.15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7" style:family="paragraph">
      <style:paragraph-properties fo:line-height="100.00%" fo:text-align="left" fo:margin-left="3.15pt" fo:text-indent="-3.15pt">
        <style:tab-stops>
          <style:tab-stop style:position="39.15pt"/>
          <style:tab-stop style:position="120.20pt"/>
          <style:tab-stop style:position="190.75pt"/>
          <style:tab-stop style:position="231.75pt"/>
          <style:tab-stop style:position="371.40pt"/>
          <style:tab-stop style:position="472.20pt"/>
        </style:tab-stops>
      </style:paragraph-properties>
    </style:style>
    <style:style style:name="P18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0.00pt" fo:text-indent="35.45pt"/>
    </style:style>
    <style:style style:name="P21" style:family="paragraph">
      <style:paragraph-properties fo:line-height="100.00%" fo:text-align="left" fo:margin-left="34.10pt" fo:text-indent="0.00pt" fo:margin-right="3.50pt"/>
    </style:style>
    <style:style style:name="P22" style:family="paragraph">
      <style:paragraph-properties fo:line-height="100.00%" fo:text-align="left" fo:margin-right="3.50pt"/>
    </style:style>
    <style:style style:name="P23" style:family="paragraph">
      <style:paragraph-properties fo:line-height="100.00%" fo:text-align="left" fo:margin-left="34.10pt" fo:text-indent="0.00pt" fo:margin-right="3.50pt"/>
    </style:style>
    <style:style style:name="P24" style:family="paragraph">
      <style:paragraph-properties fo:line-height="100.00%" fo:text-align="justify"/>
    </style:style>
    <text:list-style style:name="L25">
      <text:list-level-style-bullet text:level="1" text:bullet-char="•">
        <style:list-level-properties text:space-before="71.45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-53.45pt" fo:text-indent="53.45pt"/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justify" fo:margin-left="0.00pt" fo:text-indent="35.45pt"/>
    </style:style>
    <style:style style:name="P30" style:family="paragraph">
      <style:paragraph-properties fo:line-height="100.00%" fo:text-align="justify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Республики</text:span><text:span text:style-name="T6"><text:s/></text:span><text:span text:style-name="T7">Беларусь</text:span><text:span text:style-name="T8"><text:s/></text:span><text:span text:style-name="T9">Белорусский</text:span><text:span text:style-name="T10"><text:s/></text:span><text:span text:style-name="T11">Национальный</text:span><text:span text:style-name="T12"><text:s/></text:span><text:span text:style-name="T13">Технический</text:span><text:span text:style-name="T14"><text:s/></text:span><text:span text:style-name="T15">Университет</text:span></text:p>
      <text:p text:style-name="P2"><text:span text:style-name="T16">Факультет информационных технологий и робототехники</text:span></text:p>
      <text:p text:style-name="P2"><text:span text:style-name="T17"/></text:p>
      <text:p text:style-name="P2"><text:span text:style-name="T18">Кафедра<text:s/></text:span><text:span text:style-name="T19">«</text:span><text:span text:style-name="T20">Программное обеспечение информационных систем и<text:s text:c="14"/>технологий</text:span><text:span text:style-name="T21">»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4"><text:span text:style-name="T22"/></text:p>
      <text:p text:style-name="P5"><text:span text:style-name="T23">Отчѐт</text:span></text:p>
      <text:p text:style-name="P6"><text:span text:style-name="T24">по лабораторной работе<text:s/></text:span><text:span text:style-name="T25">№</text:span><text:span text:style-name="T26"><text:s/>5</text:span></text:p>
      <text:p text:style-name="P6"><text:span text:style-name="T27">по дисциплине<text:s/></text:span><text:span text:style-name="T28">“Базы данных”</text:span></text:p>
      <text:p text:style-name="P6"><text:span text:style-name="T29"><text:s/></text:span><text:span text:style-name="T30">тема</text:span><text:span text:style-name="T31">:<text:s/></text:span><text:span text:style-name="T32">”Работа с объектом DataView”</text:span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7"><text:span text:style-name="T34"><text:s text:c="6"/></text:span><text:span text:style-name="T35">Исполнитель:<text:s text:c="51"/>студент группы 10701319</text:span></text:p>
      <text:p text:style-name="P8"><text:span text:style-name="T36"><text:tab/><text:tab/><text:tab/><text:tab/><text:tab/></text:span><text:span text:style-name="T37">Чжан</text:span><text:span text:style-name="T38"><text:s/>Цзыхан</text:span><text:span text:style-name="T39"/></text:p>
      <text:p text:style-name="P8"><text:span text:style-name="T40"><text:s/></text:span></text:p>
      <text:p text:style-name="P8"><text:span text:style-name="T41"/></text:p>
      <text:p text:style-name="P8"><text:span text:style-name="T41"/></text:p>
      <text:p text:style-name="P8"><text:span text:style-name="T41"/></text:p>
      <text:p text:style-name="P8"><text:span text:style-name="T41"/></text:p>
      <text:p text:style-name="P9"><text:span text:style-name="T41"/></text:p>
      <text:p text:style-name="P9"><text:span text:style-name="T41"/></text:p>
      <text:p text:style-name="P9"><text:span text:style-name="T42"><text:s text:c="5"/></text:span><text:span text:style-name="T43">Преподаватель:<text:s text:c="43"/></text:span><text:span text:style-name="T44">Воронич Л.В. </text:span></text:p>
      <text:p text:style-name="P10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6">Минск</text:span></text:p>
      <text:p text:style-name="P11"><text:span text:style-name="T47">2022</text:span></text:p>
      <text:p text:style-name="P12"><text:span text:style-name="T48">Лабораторная работа<text:s/></text:span><text:span text:style-name="T49">№</text:span><text:span text:style-name="T50">5</text:span></text:p>
      <text:p text:style-name="P12"><text:span text:style-name="T51">Работа с объектом DataView</text:span></text:p>
      <text:p text:style-name="P13"><text:span text:style-name="T52"/></text:p>
      <text:p text:style-name="P14"><text:span text:style-name="T53">Цель работы:<text:s/></text:span><text:span text:style-name="T54">получить практические навыки создания и использования объекта для отображения данны.</text:span></text:p>
      <text:p text:style-name="P15"><text:span text:style-name="T55"/></text:p>
      <text:p text:style-name="P15"><text:span text:style-name="T56">Порядок<text:s text:c="2"/>выполнения<text:s text:c="2"/>работы</text:span></text:p>
      <text:list text:style-name="L16">
        <text:list-item>
          <text:p text:style-name="P16"><text:span text:style-name="T57">Ознакомьтесь с теоретическим материалом и в соответствии с ним создайте<text:s/></text:span><text:span text:style-name="T58">новый</text:span><text:span text:style-name="T59"><text:s/></text:span><text:span text:style-name="T60">проект.</text:span></text:p>
        </text:list-item>
        <text:list-item>
          <text:p text:style-name="P17"><text:span text:style-name="T60">Выполните<text:s text:c="2"/>задание<text:tab/>для<text:tab/>самостоятельного<text:tab/>выполнения<text:tab/>в соответствии с номером</text:span><text:span text:style-name="T61"><text:s/></text:span><text:span text:style-name="T62">варианта.</text:span></text:p>
        </text:list-item>
        <text:list-item>
          <text:p text:style-name="P18"><text:span text:style-name="T62">Напишите отчет в соответствии с нижеприведенными требованиями.</text:span></text:p>
        </text:list-item>
        <text:list-item>
          <text:p text:style-name="P18"><text:span text:style-name="T62">Потренируйтесь отвечать на контрольные</text:span><text:span text:style-name="T63"><text:s/></text:span><text:span text:style-name="T64">вопросы.</text:span></text:p>
        </text:list-item>
      </text:list>
      <text:p text:style-name="P19"><text:span text:style-name="T65"/></text:p>
      <text:p text:style-name="P19"><text:span text:style-name="T66">Задание на лабораторную работу:</text:span></text:p>
      <text:p text:style-name="P20"><text:span text:style-name="T67">1.<text:s/></text:span><text:span text:style-name="T68">Разработать форму (WindowsForms)<text:s text:c="2"/>для отображения данных одной из таблиц базы данных (из индивидуального задания).</text:span></text:p>
      <text:p text:style-name="P20"><text:span text:style-name="T69">2.<text:s/></text:span><text:span text:style-name="T70">Разместить в таблице два представления одной и той же таблицы, отсортированные по разным полям.</text:span></text:p>
      <text:p text:style-name="P20"><text:span text:style-name="T71">3.<text:s/></text:span><text:span text:style-name="T72">Разместить<text:s text:c="2"/>в таблице два списка для выбора параметров фильтрации записей и организовать следующую логику фильтрации:</text:span></text:p>
      <text:p text:style-name="P20"><text:span text:style-name="T73"><text:s text:c="4"/>-<text:s text:c="2"/></text:span><text:span text:style-name="T74">если в списках фильтрации ничего не выбрано, то выводятся все записи;</text:span></text:p>
      <text:p text:style-name="P20"><text:span text:style-name="T75"><text:s text:c="4"/>-<text:s/></text:span><text:span text:style-name="T76">если выбран параметр фильтрации в одном из списков, то фильтрация производится по этому параметру;</text:span></text:p>
      <text:p text:style-name="P20"><text:span text:style-name="T77">-<text:s/></text:span><text:span text:style-name="T78">если выбраны параметры фильтрации в обоих списках, то используются два условия фильтрации, связанные функцией И;</text:span></text:p>
      <text:p text:style-name="P20"><text:span text:style-name="T79">4.<text:s/></text:span><text:span text:style-name="T80">Создать в одной из таблиц набора<text:s text:c="2"/>DataSet вычисляемый столбец и вывести его значения в форму.</text:span></text:p>
      <text:p text:style-name="P21"><text:span text:style-name="T81"/></text:p>
      <text:p text:style-name="P22"><text:span text:style-name="T82">Вариант 23: Компьютерная фирма<text:s/></text:span><text:span text:style-name="T83">—</text:span><text:span text:style-name="T84"><text:s/></text:span><text:span text:style-name="T85">Информационная система учёта продажи товаров и услуг.</text:span></text:p>
      <text:p text:style-name="P23"><text:span text:style-name="T86"/></text:p>
      <text:p text:style-name="P24"><text:span text:style-name="T87">Контрольные вопросы:</text:span></text:p>
      <text:list text:style-name="L25">
        <text:list-item>
          <text:p text:style-name="P25"><text:span text:style-name="T88">Для чего предназначен объект DataView? - для представления объекта DataTable.</text:span></text:p>
        </text:list-item>
        <text:list-item>
          <text:p text:style-name="P25"><text:span text:style-name="T88">Как организуется сортировка данных с помощью DataView? - с помощью публичного свойства Sort, в которое необходимо дать имя колонки по которой нужно произвести сортировку.</text:span></text:p>
        </text:list-item>
        <text:list-item>
          <text:p text:style-name="P25"><text:span text:style-name="T88">Что такое фильтрация данных? - выборка только определённых строк, отвечающих поставленным условиям.</text:span></text:p>
        </text:list-item>
        <text:list-item>
          <text:p text:style-name="P25"><text:span text:style-name="T88">Как организуется фильтрация данных с помощью DataView? - необходимо в публичное свойство RawFilter передать строковые выражение, на подобии выражения используемого в sql в части where.</text:span></text:p>
        </text:list-item>
        <text:list-item>
          <text:p text:style-name="P25"><text:span text:style-name="T88">Как можно добавить строку в объект DataView? - вызвать метод AddNew.</text:span></text:p>
        </text:list-item>
      </text:list>
      <text:p text:style-name="P26"><text:span text:style-name="T89"/></text:p>
      <text:p text:style-name="P27"><text:span text:style-name="T89"/></text:p>
      <text:p text:style-name="P27"><text:span text:style-name="T90">Графический пользовательский интерфейс:</text:span></text:p>
      <text:p text:style-name="P27"><draw:frame text:anchor-type="as-char" svg:width="174.89mm" svg:height="58.47mm" style:rel-width="scale" style:rel-height="scale"><draw:object-ole xlink:href="OleObj1"/><draw:image xlink:href="ObjectReplacements/OleObj1"/></draw:frame><text:span text:style-name="T91"/></text:p>
      <text:p text:style-name="P28"><text:span text:style-name="T92">Листинг:</text:span></text:p>
      <text:p text:style-name="P28"><text:span text:style-name="T93">using</text:span><text:span text:style-name="T94"><text:s/>System;</text:span></text:p>
      <text:p text:style-name="P29"><text:span text:style-name="T95">using</text:span><text:span text:style-name="T96"><text:s/>System.Collections.Generic;</text:span></text:p>
      <text:p text:style-name="P29"><text:span text:style-name="T97">using</text:span><text:span text:style-name="T98"><text:s/>System.ComponentModel;</text:span></text:p>
      <text:p text:style-name="P29"><text:span text:style-name="T99">using</text:span><text:span text:style-name="T100"><text:s/>System.Data;</text:span></text:p>
      <text:p text:style-name="P29"><text:span text:style-name="T101">using</text:span><text:span text:style-name="T102"><text:s/>System.Data;</text:span></text:p>
      <text:p text:style-name="P29"><text:span text:style-name="T103">using</text:span><text:span text:style-name="T104"><text:s/>System.Data.SqlClient;</text:span></text:p>
      <text:p text:style-name="P29"><text:span text:style-name="T105">using</text:span><text:span text:style-name="T106"><text:s/>System.Drawing;</text:span></text:p>
      <text:p text:style-name="P29"><text:span text:style-name="T107">using</text:span><text:span text:style-name="T108"><text:s/>System.Linq;</text:span></text:p>
      <text:p text:style-name="P29"><text:span text:style-name="T109">using</text:span><text:span text:style-name="T110"><text:s/>System.Text;</text:span></text:p>
      <text:p text:style-name="P29"><text:span text:style-name="T111">using</text:span><text:span text:style-name="T112"><text:s/>System.Threading.Tasks;</text:span></text:p>
      <text:p text:style-name="P29"><text:span text:style-name="T113">using</text:span><text:span text:style-name="T114"><text:s/>System.Windows.Forms;</text:span></text:p>
      <text:p text:style-name="P29"><text:span text:style-name="T115"/></text:p>
      <text:p text:style-name="P29"><text:span text:style-name="T116">namespace</text:span><text:span text:style-name="T117"><text:s/>Lab5</text:span></text:p>
      <text:p text:style-name="P29"><text:span text:style-name="T117">{</text:span></text:p>
      <text:p text:style-name="P29"><text:span text:style-name="T117"><text:s text:c="4"/></text:span><text:span text:style-name="T118">public</text:span><text:span text:style-name="T119"><text:s/></text:span><text:span text:style-name="T120">partial</text:span><text:span text:style-name="T121"><text:s/></text:span><text:span text:style-name="T122">class</text:span><text:span text:style-name="T123"><text:s/></text:span><text:span text:style-name="T124">Form1</text:span><text:span text:style-name="T125"><text:s/>: Form</text:span></text:p>
      <text:p text:style-name="P29"><text:span text:style-name="T125"><text:s text:c="4"/>{</text:span></text:p>
      <text:p text:style-name="P29"><text:span text:style-name="T125"><text:s text:c="8"/></text:span><text:span text:style-name="T126">private</text:span><text:span text:style-name="T127"><text:s/></text:span><text:span text:style-name="T128">const</text:span><text:span text:style-name="T129"><text:s/></text:span><text:span text:style-name="T130">string</text:span><text:span text:style-name="T131"><text:s/>ConnectionString =<text:s/></text:span><text:span text:style-name="T132">"Data Source=DESKTOP-GJHC42N;Initial Catalog=Sem2;Integrated Security=True"</text:span><text:span text:style-name="T133">;</text:span></text:p>
      <text:p text:style-name="P29"><text:span text:style-name="T133"><text:s text:c="8"/></text:span><text:span text:style-name="T134">private</text:span><text:span text:style-name="T135"><text:s/></text:span><text:span text:style-name="T136">const</text:span><text:span text:style-name="T137"><text:s/></text:span><text:span text:style-name="T138">string</text:span><text:span text:style-name="T139"><text:s/>SelectAllSellers =<text:s/></text:span><text:span text:style-name="T140">"Select * from Sellers"</text:span><text:span text:style-name="T141">;</text:span></text:p>
      <text:p text:style-name="P29"><text:span text:style-name="T142"/></text:p>
      <text:p text:style-name="P29"><text:span text:style-name="T143"><text:s text:c="8"/></text:span><text:span text:style-name="T144">public</text:span><text:span text:style-name="T145"><text:s/></text:span><text:span text:style-name="T146">Form1</text:span><text:span text:style-name="T147">()</text:span></text:p>
      <text:p text:style-name="P29"><text:span text:style-name="T147"><text:s text:c="8"/>{</text:span></text:p>
      <text:p text:style-name="P29"><text:span text:style-name="T147"><text:s text:c="12"/>InitializeComponent();</text:span></text:p>
      <text:p text:style-name="P29"><text:span text:style-name="T147"><text:s text:c="8"/>}</text:span></text:p>
      <text:p text:style-name="P29"><text:span text:style-name="T148"/></text:p>
      <text:p text:style-name="P29"><text:span text:style-name="T149"><text:s text:c="8"/></text:span><text:span text:style-name="T150">private</text:span><text:span text:style-name="T151"><text:s/></text:span><text:span text:style-name="T152">void</text:span><text:span text:style-name="T153"><text:s/>Form1_Load(</text:span><text:span text:style-name="T154">object</text:span><text:span text:style-name="T155"><text:s/>sender, EventArgs e)</text:span></text:p>
      <text:p text:style-name="P29"><text:span text:style-name="T155"><text:s text:c="8"/>{</text:span></text:p>
      <text:p text:style-name="P29"><text:span text:style-name="T155"><text:s text:c="12"/></text:span><text:span text:style-name="T156">using</text:span><text:span text:style-name="T157"><text:s/>(</text:span><text:span text:style-name="T158">var</text:span><text:span text:style-name="T159"><text:s/>connection =<text:s/></text:span><text:span text:style-name="T160">new</text:span><text:span text:style-name="T161"><text:s/>SqlConnection(ConnectionString))</text:span></text:p>
      <text:p text:style-name="P29"><text:span text:style-name="T161"><text:s text:c="12"/>{</text:span></text:p>
      <text:p text:style-name="P29"><text:span text:style-name="T161"><text:s text:c="16"/></text:span><text:span text:style-name="T162">var</text:span><text:span text:style-name="T163"><text:s/>adapter =<text:s/></text:span><text:span text:style-name="T164">new</text:span><text:span text:style-name="T165"><text:s/>SqlDataAdapter(SelectAllSellers, connection);</text:span></text:p>
      <text:p text:style-name="P29"><text:span text:style-name="T165"><text:s text:c="16"/></text:span><text:span text:style-name="T166">var</text:span><text:span text:style-name="T167"><text:s/>set =<text:s/></text:span><text:span text:style-name="T168">new</text:span><text:span text:style-name="T169"><text:s/>DataSet();</text:span></text:p>
      <text:p text:style-name="P29"><text:span text:style-name="T169"><text:s text:c="16"/>adapter.Fill(set,<text:s/></text:span><text:span text:style-name="T170">"Sellers"</text:span><text:span text:style-name="T171">);</text:span></text:p>
      <text:p text:style-name="P29"><text:span text:style-name="T172"/></text:p>
      <text:p text:style-name="P29"><text:span text:style-name="T173"><text:s text:c="16"/></text:span><text:span text:style-name="T174">var</text:span><text:span text:style-name="T175"><text:s/>view1 =<text:s/></text:span><text:span text:style-name="T176">new</text:span><text:span text:style-name="T177"><text:s/>DataView(set.Tables[</text:span><text:span text:style-name="T178">"Sellers"</text:span><text:span text:style-name="T179">]);</text:span></text:p>
      <text:p text:style-name="P29"><text:span text:style-name="T179"><text:s text:c="16"/>view1.Sort =<text:s/></text:span><text:span text:style-name="T180">"FirstName"</text:span><text:span text:style-name="T181">;</text:span></text:p>
      <text:p text:style-name="P29"><text:span text:style-name="T182"/></text:p>
      <text:p text:style-name="P29"><text:span text:style-name="T183"><text:s text:c="16"/>dataGridView1.DataSource = view1;</text:span></text:p>
      <text:p text:style-name="P29"><text:span text:style-name="T183"><text:s text:c="16"/>dataGridView2.DataSource = view1;</text:span></text:p>
      <text:p text:style-name="P29"><text:span text:style-name="T184"/></text:p>
      <text:p text:style-name="P29"><text:span text:style-name="T185"><text:s text:c="16"/></text:span><text:span text:style-name="T186">var</text:span><text:span text:style-name="T187"><text:s/>column =<text:s/></text:span><text:span text:style-name="T188">new</text:span><text:span text:style-name="T189"><text:s/>DataColumn(</text:span><text:span text:style-name="T190">"FullName"</text:span><text:span text:style-name="T191">,<text:s/></text:span><text:span text:style-name="T192">typeof</text:span><text:span text:style-name="T193">(</text:span><text:span text:style-name="T194">string</text:span><text:span text:style-name="T195">),<text:s/></text:span><text:span text:style-name="T196">"FirstName + ' ' + LastName + ' ' + Patronymic"</text:span><text:span text:style-name="T197">);</text:span></text:p>
      <text:p text:style-name="P29"><text:span text:style-name="T197"><text:s text:c="16"/></text:span><text:span text:style-name="T198">var</text:span><text:span text:style-name="T199"><text:s/>table = set.Tables[</text:span><text:span text:style-name="T200">"Sellers"</text:span><text:span text:style-name="T201">];</text:span></text:p>
      <text:p text:style-name="P29"><text:span text:style-name="T201"><text:s text:c="16"/>table.Columns.Add(column);</text:span></text:p>
      <text:p text:style-name="P29"><text:span text:style-name="T202"/></text:p>
      <text:p text:style-name="P29"><text:span text:style-name="T203"><text:s text:c="16"/>dataGridView3.DataSource = table;</text:span></text:p>
      <text:p text:style-name="P29"><text:span text:style-name="T203"><text:s text:c="12"/>}</text:span></text:p>
      <text:p text:style-name="P29"><text:span text:style-name="T203"><text:s text:c="8"/>}</text:span></text:p>
      <text:p text:style-name="P29"><text:span text:style-name="T204"/></text:p>
      <text:p text:style-name="P29"><text:span text:style-name="T205"><text:s text:c="8"/></text:span><text:span text:style-name="T206">private</text:span><text:span text:style-name="T207"><text:s/></text:span><text:span text:style-name="T208">void</text:span><text:span text:style-name="T209"><text:s/>textBox1_TextChanged(</text:span><text:span text:style-name="T210">object</text:span><text:span text:style-name="T211"><text:s/>sender, EventArgs e)</text:span></text:p>
      <text:p text:style-name="P29"><text:span text:style-name="T211"><text:s text:c="8"/>{</text:span></text:p>
      <text:p text:style-name="P29"><text:span text:style-name="T211"><text:s text:c="12"/>Find();</text:span></text:p>
      <text:p text:style-name="P29"><text:span text:style-name="T211"><text:s text:c="8"/>}</text:span></text:p>
      <text:p text:style-name="P29"><text:span text:style-name="T212"/></text:p>
      <text:p text:style-name="P29"><text:span text:style-name="T213"><text:s text:c="8"/></text:span><text:span text:style-name="T214">private</text:span><text:span text:style-name="T215"><text:s/></text:span><text:span text:style-name="T216">void</text:span><text:span text:style-name="T217"><text:s/>textBox2_TextChanged(</text:span><text:span text:style-name="T218">object</text:span><text:span text:style-name="T219"><text:s/>sender, EventArgs e)</text:span></text:p>
      <text:p text:style-name="P29"><text:span text:style-name="T219"><text:s text:c="8"/>{</text:span></text:p>
      <text:p text:style-name="P29"><text:span text:style-name="T219"><text:s text:c="12"/>Find();</text:span></text:p>
      <text:p text:style-name="P29"><text:span text:style-name="T219"><text:s text:c="8"/>}</text:span></text:p>
      <text:p text:style-name="P29"><text:span text:style-name="T220"/></text:p>
      <text:p text:style-name="P29"><text:span text:style-name="T221"><text:s text:c="8"/></text:span><text:span text:style-name="T222">private</text:span><text:span text:style-name="T223"><text:s/></text:span><text:span text:style-name="T224">void</text:span><text:span text:style-name="T225"><text:s/>Find()</text:span></text:p>
      <text:p text:style-name="P29"><text:span text:style-name="T225"><text:s text:c="8"/>{</text:span></text:p>
      <text:p text:style-name="P29"><text:span text:style-name="T225"><text:s text:c="12"/></text:span><text:span text:style-name="T226">using</text:span><text:span text:style-name="T227"><text:s/>(</text:span><text:span text:style-name="T228">var</text:span><text:span text:style-name="T229"><text:s/>connection =<text:s/></text:span><text:span text:style-name="T230">new</text:span><text:span text:style-name="T231"><text:s/>SqlConnection(ConnectionString))</text:span></text:p>
      <text:p text:style-name="P29"><text:span text:style-name="T231"><text:s text:c="12"/>{</text:span></text:p>
      <text:p text:style-name="P29"><text:span text:style-name="T231"><text:s text:c="16"/></text:span><text:span text:style-name="T232">var</text:span><text:span text:style-name="T233"><text:s/>adapter =<text:s/></text:span><text:span text:style-name="T234">new</text:span><text:span text:style-name="T235"><text:s/>SqlDataAdapter(SelectAllSellers, connection);</text:span></text:p>
      <text:p text:style-name="P29"><text:span text:style-name="T235"><text:s text:c="16"/></text:span><text:span text:style-name="T236">var</text:span><text:span text:style-name="T237"><text:s/>set =<text:s/></text:span><text:span text:style-name="T238">new</text:span><text:span text:style-name="T239"><text:s/>DataSet();</text:span></text:p>
      <text:p text:style-name="P29"><text:span text:style-name="T239"><text:s text:c="16"/>adapter.Fill(set,<text:s/></text:span><text:span text:style-name="T240">"Sellers"</text:span><text:span text:style-name="T241">);</text:span></text:p>
      <text:p text:style-name="P29"><text:span text:style-name="T242"/></text:p>
      <text:p text:style-name="P29"><text:span text:style-name="T243"><text:s text:c="16"/></text:span><text:span text:style-name="T244">var</text:span><text:span text:style-name="T245"><text:s/>view1 =<text:s/></text:span><text:span text:style-name="T246">new</text:span><text:span text:style-name="T247"><text:s/>DataView(set.Tables[</text:span><text:span text:style-name="T248">"Sellers"</text:span><text:span text:style-name="T249">]);</text:span></text:p>
      <text:p text:style-name="P29"><text:span text:style-name="T250"/></text:p>
      <text:p text:style-name="P29"><text:span text:style-name="T251"><text:s text:c="16"/></text:span><text:span text:style-name="T252">var</text:span><text:span text:style-name="T253"><text:s/>isFirstNameEmpty =<text:s/></text:span><text:span text:style-name="T254">string</text:span><text:span text:style-name="T255">.IsNullOrEmpty(textBox1.Text) ||<text:s/></text:span><text:span text:style-name="T256">string</text:span><text:span text:style-name="T257">.IsNullOrWhiteSpace(textBox1.Text);</text:span></text:p>
      <text:p text:style-name="P29"><text:span text:style-name="T257"><text:s text:c="16"/></text:span><text:span text:style-name="T258">var</text:span><text:span text:style-name="T259"><text:s/>isSecondNameEmpty =<text:s/></text:span><text:span text:style-name="T260">string</text:span><text:span text:style-name="T261">.IsNullOrEmpty(textBox2.Text) ||<text:s/></text:span><text:span text:style-name="T262">string</text:span><text:span text:style-name="T263">.IsNullOrWhiteSpace(textBox2.Text);</text:span></text:p>
      <text:p text:style-name="P29"><text:span text:style-name="T264"/></text:p>
      <text:p text:style-name="P29"><text:span text:style-name="T265"><text:s text:c="16"/></text:span><text:span text:style-name="T266">try</text:span></text:p>
      <text:p text:style-name="P29"><text:span text:style-name="T267"><text:s text:c="16"/>{</text:span></text:p>
      <text:p text:style-name="P29"><text:span text:style-name="T267"><text:s text:c="20"/></text:span><text:span text:style-name="T268">if</text:span><text:span text:style-name="T269"><text:s/>(!isFirstNameEmpty &amp;&amp; !isSecondNameEmpty)</text:span></text:p>
      <text:p text:style-name="P29"><text:span text:style-name="T269"><text:s text:c="20"/>{</text:span></text:p>
      <text:p text:style-name="P29"><text:span text:style-name="T269"><text:s text:c="24"/>view1.RowFilter =<text:s/></text:span><text:span text:style-name="T270">$"FirstName Like '%</text:span><text:span text:style-name="T271">{textBox1.Text}</text:span><text:span text:style-name="T272">%' and LastName Like '%</text:span><text:span text:style-name="T273">{textBox2.Text}</text:span><text:span text:style-name="T274">%'"</text:span><text:span text:style-name="T275">;</text:span></text:p>
      <text:p text:style-name="P29"><text:span text:style-name="T275"><text:s text:c="20"/>}</text:span></text:p>
      <text:p text:style-name="P29"><text:span text:style-name="T276"/></text:p>
      <text:p text:style-name="P29"><text:span text:style-name="T277"><text:s text:c="20"/></text:span><text:span text:style-name="T278">if</text:span><text:span text:style-name="T279"><text:s/>(isFirstNameEmpty)</text:span></text:p>
      <text:p text:style-name="P29"><text:span text:style-name="T279"><text:s text:c="20"/>{</text:span></text:p>
      <text:p text:style-name="P29"><text:span text:style-name="T279"><text:s text:c="24"/>view1.RowFilter =<text:s/></text:span><text:span text:style-name="T280">$"LastName Like '%</text:span><text:span text:style-name="T281">{textBox2.Text}</text:span><text:span text:style-name="T282">%'"</text:span><text:span text:style-name="T283">;</text:span></text:p>
      <text:p text:style-name="P29"><text:span text:style-name="T283"><text:s text:c="20"/>}</text:span></text:p>
      <text:p text:style-name="P29"><text:span text:style-name="T284"/></text:p>
      <text:p text:style-name="P29"><text:span text:style-name="T285"><text:s text:c="20"/></text:span><text:span text:style-name="T286">if</text:span><text:span text:style-name="T287"><text:s/>(isSecondNameEmpty)</text:span></text:p>
      <text:p text:style-name="P29"><text:span text:style-name="T287"><text:s text:c="20"/>{</text:span></text:p>
      <text:p text:style-name="P29"><text:span text:style-name="T287"><text:s text:c="24"/>view1.RowFilter =<text:s/></text:span><text:span text:style-name="T288">$"FirstName Like '%</text:span><text:span text:style-name="T289">{textBox1.Text}</text:span><text:span text:style-name="T290">%'"</text:span><text:span text:style-name="T291">;</text:span></text:p>
      <text:p text:style-name="P29"><text:span text:style-name="T291"><text:s text:c="20"/>}</text:span></text:p>
      <text:p text:style-name="P29"><text:span text:style-name="T292"/></text:p>
      <text:p text:style-name="P29"><text:span text:style-name="T293"><text:s text:c="20"/></text:span><text:span text:style-name="T294">if</text:span><text:span text:style-name="T295"><text:s/>(isFirstNameEmpty &amp;&amp; isSecondNameEmpty)</text:span></text:p>
      <text:p text:style-name="P29"><text:span text:style-name="T295"><text:s text:c="20"/>{</text:span></text:p>
      <text:p text:style-name="P29"><text:span text:style-name="T295"><text:s text:c="24"/>view1.RowFilter =<text:s/></text:span><text:span text:style-name="T296">""</text:span><text:span text:style-name="T297">;</text:span></text:p>
      <text:p text:style-name="P29"><text:span text:style-name="T297"><text:s text:c="20"/>}</text:span></text:p>
      <text:p text:style-name="P29"><text:span text:style-name="T297"><text:s text:c="16"/>}</text:span></text:p>
      <text:p text:style-name="P29"><text:span text:style-name="T297"><text:s text:c="16"/></text:span><text:span text:style-name="T298">catch</text:span></text:p>
      <text:p text:style-name="P29"><text:span text:style-name="T299"><text:s text:c="16"/>{</text:span></text:p>
      <text:p text:style-name="P29"><text:span text:style-name="T299"><text:s text:c="20"/>dataGridView2.DataSource = view1;</text:span></text:p>
      <text:p text:style-name="P29"><text:span text:style-name="T299"><text:s text:c="16"/>}</text:span></text:p>
      <text:p text:style-name="P29"><text:span text:style-name="T299"><text:s text:c="16"/></text:span><text:span text:style-name="T300">finally</text:span></text:p>
      <text:p text:style-name="P29"><text:span text:style-name="T301"><text:s text:c="16"/>{</text:span></text:p>
      <text:p text:style-name="P29"><text:span text:style-name="T301"><text:s text:c="20"/>dataGridView2.DataSource = view1;</text:span></text:p>
      <text:p text:style-name="P29"><text:span text:style-name="T301"><text:s text:c="16"/>}</text:span></text:p>
      <text:p text:style-name="P29"><text:span text:style-name="T301"><text:s text:c="12"/>}</text:span></text:p>
      <text:p text:style-name="P29"><text:span text:style-name="T301"><text:s text:c="8"/>}</text:span></text:p>
      <text:p text:style-name="P29"><text:span text:style-name="T301"><text:s text:c="4"/>}</text:span></text:p>
      <text:p text:style-name="P29"><text:span text:style-name="T301">}</text:span></text:p>
      <text:p text:style-name="P30"><text:span text:style-name="T302"/></text:p>
      <text:p text:style-name="P30"><text:span text:style-name="T302"/></text:p>
      <text:p text:style-name="P30"><text:span text:style-name="T302"/></text:p>
      <text:p text:style-name="P30"><text:span text:style-name="T303">Вывод:<text:s/></text:span><text:span text:style-name="T304">в результате выполнения лабораторной работы были получены навыки в работе с DataView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